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eef3" officeooo:paragraph-rsid="0014eef3"/>
    </style:style>
    <style:style style:name="P2" style:family="paragraph" style:parent-style-name="Standard" style:list-style-name="L1">
      <style:text-properties officeooo:rsid="0014eef3" officeooo:paragraph-rsid="0014eef3"/>
    </style:style>
    <style:style style:name="P3" style:family="paragraph" style:parent-style-name="Standard" style:list-style-name="L1">
      <style:text-properties style:text-line-through-style="solid" style:text-line-through-type="single" officeooo:rsid="0014eef3" officeooo:paragraph-rsid="0014eef3"/>
    </style:style>
    <style:style style:name="P4" style:family="paragraph" style:parent-style-name="Standard" style:list-style-name="L1">
      <style:text-properties style:text-line-through-style="solid" style:text-line-through-type="single" officeooo:rsid="001731c4" officeooo:paragraph-rsid="001731c4"/>
    </style:style>
    <style:style style:name="T1" style:family="text">
      <style:text-properties officeooo:rsid="00191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revisions to make:</text:p>
      <text:p text:style-name="P1"/>
      <text:list xml:id="list2243529070" text:style-name="L1">
        <text:list-item>
          <text:p text:style-name="P2">Ostriker Comments:</text:p>
          <text:list>
            <text:list-item>
              <text:p text:style-name="P3">Page 4</text:p>
            </text:list-item>
            <text:list-item>
              <text:p text:style-name="P3">Flip Side of 4</text:p>
            </text:list-item>
            <text:list-item>
              <text:p text:style-name="P3">Page 5</text:p>
            </text:list-item>
            <text:list-item>
              <text:p text:style-name="P3">Page 6</text:p>
            </text:list-item>
            <text:list-item>
              <text:p text:style-name="P3">Page 7</text:p>
            </text:list-item>
            <text:list-item>
              <text:p text:style-name="P3">Page 8</text:p>
            </text:list-item>
            <text:list-item>
              <text:p text:style-name="P3">Thank Scott</text:p>
            </text:list-item>
          </text:list>
        </text:list-item>
        <text:list-item>
          <text:p text:style-name="P2">Fix References </text:p>
        </text:list-item>
        <text:list-item>
          <text:p text:style-name="P4">Shorten Abstract</text:p>
        </text:list-item>
        <text:list-item>
          <text:p text:style-name="P3">Philip Mocz Comments</text:p>
        </text:list-item>
        <text:list-item>
          <text:p text:style-name="P2">Scott Tremaine Comments</text:p>
        </text:list-item>
        <text:list-item>
          <text:p text:style-name="P2">Send to Binney <text:span text:style-name="T1">for Com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3:14:36.313296234</meta:creation-date>
    <meta:generator>LibreOffice/5.4.6.2$Linux_X86_64 LibreOffice_project/40m0$Build-2</meta:generator>
    <dc:date>2018-06-19T11:29:41.941618651</dc:date>
    <meta:editing-duration>PT1H19M19S</meta:editing-duration>
    <meta:editing-cycles>5</meta:editing-cycles>
    <meta:document-statistic meta:table-count="0" meta:image-count="0" meta:object-count="0" meta:page-count="1" meta:paragraph-count="14" meta:word-count="51" meta:character-count="212" meta:non-whitespace-character-count="187"/>
  </office:meta>
</office:document-meta>
</file>